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2.805cm"/>
    </style:style>
    <style:style style:name="Tabelle2.B" style:family="table-column">
      <style:table-column-properties style:column-width="5.503cm"/>
    </style:style>
    <style:style style:name="Tabelle2.C" style:family="table-column">
      <style:table-column-properties style:column-width="5.583cm"/>
    </style:style>
    <style:style style:name="Tabelle2.D" style:family="table-column">
      <style:table-column-properties style:column-width="3.122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85fb1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fb18" officeooo:paragraph-rsid="0085fb18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cbfa8" officeooo:paragraph-rsid="0085fb1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c814b" officeooo:paragraph-rsid="008c814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918476" officeooo:paragraph-rsid="0091847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5fb18" officeooo:paragraph-rsid="0085fb1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cbfa8" officeooo:paragraph-rsid="0085fb1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c085" officeooo:paragraph-rsid="008c814b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814b" officeooo:paragraph-rsid="008c814b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085fb18" officeooo:paragraph-rsid="0085fb18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8c814b" officeooo:paragraph-rsid="008c814b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8c814b" officeooo:paragraph-rsid="008c814b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officeooo:rsid="004a08d8" officeooo:paragraph-rsid="0085fb18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a08d8" officeooo:paragraph-rsid="0085fb1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8c814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8c814b" officeooo:paragraph-rsid="008c814b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03e6a" officeooo:paragraph-rsid="00918476" style:font-size-asian="10pt" style:font-size-complex="10pt"/>
    </style:style>
    <style:style style:name="P21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85fb18" officeooo:paragraph-rsid="0085fb1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officeooo:rsid="0034c085" officeooo:paragraph-rsid="008c814b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8c814b" style:font-size-asian="12pt" style:font-size-complex="12pt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5fb18" style:font-weight-asian="bold" style:font-weight-complex="bold"/>
    </style:style>
    <style:style style:name="T4" style:family="text">
      <style:text-properties fo:font-weight="bold" officeooo:rsid="00918476" style:font-weight-asian="bold" style:font-weight-complex="bold"/>
    </style:style>
    <style:style style:name="T5" style:family="text">
      <style:text-properties officeooo:rsid="0085fb18"/>
    </style:style>
    <style:style style:name="T6" style:family="text">
      <style:text-properties officeooo:rsid="00918476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etrachte die bekannte allgemeine Form einer SELECT-Abfrage:</text:p>
      <text:p text:style-name="P4"/>
      <text:p text:style-name="P16"><text:span text:style-name="T2">SELECT</text:span> [Spalten] <text:span text:style-name="T2">FROM</text:span> [Tabelle] <text:span text:style-name="T2">WHERE</text:span> [Suchausdruck] ;</text:p>
      <text:p text:style-name="P6"/>
      <text:p text:style-name="P5">Eine <text:span text:style-name="T2">Verschachtelung</text:span> entsteht, wenn man in den FROM- oder in den WHERE-Teil eine weitere SELECT-Abfrage <text:span text:style-name="T6">als </text:span><text:span text:style-name="T4">Unterabfrage</text:span> einbaut. </text:p>
      <text:p text:style-name="P5"/>
      <text:p text:style-name="P5"/>
      <text:p text:style-name="P13">Möglichkeit 1: <text:span text:style-name="T6">Unterabfrage</text:span> im FROM-Teil</text:p>
      <text:p text:style-name="P13"/>
      <text:p text:style-name="P17">SELECT [Spalten] FROM [<text:span text:style-name="T4">Unterab</text:span><text:span text:style-name="T3">frage</text:span>] WHERE [Suchausdruck] ;</text:p>
      <text:p text:style-name="P9"/>
      <text:p text:style-name="P9">Das ist möglich, weil das Ergebnis <text:span text:style-name="T6">der Untera</text:span>bfrage selbst eine Tabelle ist. Aus d<text:span text:style-name="T6">er</text:span> Ergebnistabelle <text:span text:style-name="T6">der Unterabfrage </text:span>kann man mit SELECT wieder Zeilen und Spalten auswählen.</text:p>
      <text:p text:style-name="P10"/>
      <text:p text:style-name="P10"/>
      <text:p text:style-name="P13">Möglichkeit 2: Verschachtelung im WHERE-Teil</text:p>
      <text:p text:style-name="P13"/>
      <text:p text:style-name="P17">SELECT [Spalten] FROM [Tabelle] WHERE [<text:span text:style-name="T5">Spalte = </text:span><text:span text:style-name="T4">Unterab</text:span><text:span text:style-name="T3">frage</text:span>] ;</text:p>
      <text:p text:style-name="P10"/>
      <text:p text:style-name="P10"/>
      <text:p text:style-name="P15">Anwendungsbeispiel</text:p>
      <text:p text:style-name="P11"/>
      <text:p text:style-name="P12">Verschachtelung macht immer dann Sinn, wenn ein Teil der Abfrage erst ermittelt werden muss, bevor ein anderer Teil abgefragt werden kann. Betrachte die folgende Tabelle eines Buchhandels:</text:p>
      <text:p text:style-name="P12"/>
      <text:p text:style-name="P14">Buch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ISBN</text:p>
          </table:table-cell>
          <table:table-cell table:style-name="Tabelle2.A1" office:value-type="string">
            <text:p text:style-name="P7">Titel</text:p>
          </table:table-cell>
          <table:table-cell table:style-name="Tabelle2.A1" office:value-type="string">
            <text:p text:style-name="P7">Autor</text:p>
          </table:table-cell>
          <table:table-cell table:style-name="Tabelle2.D1" office:value-type="string">
            <text:p text:style-name="P7">Preis</text:p>
          </table:table-cell>
        </table:table-row>
        <table:table-row>
          <table:table-cell table:style-name="Tabelle2.A3" office:value-type="string">
            <text:p text:style-name="P7">123-12345</text:p>
          </table:table-cell>
          <table:table-cell table:style-name="Tabelle2.B2" office:value-type="string">
            <text:p text:style-name="P8">Der Herr der Ringe</text:p>
          </table:table-cell>
          <table:table-cell table:style-name="Tabelle2.C2" office:value-type="string">
            <text:p text:style-name="P7">J.R.R. Tolkien</text:p>
          </table:table-cell>
          <table:table-cell table:style-name="Tabelle2.D2" office:value-type="string">
            <text:p text:style-name="P7">29,90</text:p>
          </table:table-cell>
        </table:table-row>
        <table:table-row>
          <table:table-cell table:style-name="Tabelle2.A3" office:value-type="string">
            <text:p text:style-name="P7">123-23456</text:p>
          </table:table-cell>
          <table:table-cell table:style-name="Tabelle2.B3" office:value-type="string">
            <text:p text:style-name="P7">Harry Potter 1</text:p>
          </table:table-cell>
          <table:table-cell table:style-name="Tabelle2.C3" office:value-type="string">
            <text:p text:style-name="P7">J.K. Rowling</text:p>
          </table:table-cell>
          <table:table-cell table:style-name="Tabelle2.D3" office:value-type="string">
            <text:p text:style-name="P7">14,90</text:p>
          </table:table-cell>
        </table:table-row>
        <table:table-row>
          <table:table-cell table:style-name="Tabelle2.A5" office:value-type="string">
            <text:p text:style-name="P7">123-34567</text:p>
          </table:table-cell>
          <table:table-cell table:style-name="Tabelle2.B5" office:value-type="string">
            <text:p text:style-name="P8">Der kleine Hobbit</text:p>
          </table:table-cell>
          <table:table-cell table:style-name="Tabelle2.C5" office:value-type="string">
            <text:p text:style-name="P7">J.R.R. Tolkien</text:p>
          </table:table-cell>
          <table:table-cell table:style-name="Tabelle2.D5" office:value-type="string">
            <text:p text:style-name="P7">12,90</text:p>
          </table:table-cell>
        </table:table-row>
        <table:table-row>
          <table:table-cell table:style-name="Tabelle2.A5" office:value-type="string">
            <text:p text:style-name="P7">123-45678</text:p>
          </table:table-cell>
          <table:table-cell table:style-name="Tabelle2.B5" office:value-type="string">
            <text:p text:style-name="P7">Sherlock Holmes</text:p>
          </table:table-cell>
          <table:table-cell table:style-name="Tabelle2.C5" office:value-type="string">
            <text:p text:style-name="P7">A.C. Doyle</text:p>
          </table:table-cell>
          <table:table-cell table:style-name="Tabelle2.D5" office:value-type="string">
            <text:p text:style-name="P7">24,90</text:p>
          </table:table-cell>
        </table:table-row>
      </table:table>
      <text:p text:style-name="P18"/>
      <text:p text:style-name="P18"/>
      <text:p text:style-name="P7">Wenn man wissen möchte, welche Bücher der Autor des Buchs „<text:span text:style-name="T6">Der Herr der Ringe</text:span>“ noch geschrieben hat, braucht es eine Abfrage in zwei Schritten: </text:p>
      <text:p text:style-name="P7"/>
      <text:p text:style-name="P7">1. <text:span text:style-name="T6">ermittle </text:span>den Autor des Buchs, 2. <text:span text:style-name="T6">finde </text:span>weitere Bücher, die dieser Autor geschrieben hat.</text:p>
      <text:p text:style-name="P18"/>
      <text:p text:style-name="P19">SELECT Titel, Autor FROM Buch WHERE Autor = </text:p>
      <text:p text:style-name="P19"><text:tab/>(SELECT Autor FROM Buch WHERE Titel = '<text:span text:style-name="T6">Der Herr der Ringe</text:span>') ;</text:p>
      <text:p text:style-name="P19"/>
      <text:p text:style-name="P19">Hier wird zuerst die <text:span text:style-name="T4">Unterabfrage</text:span> (innerhalb der Klammer) berechnet, die den Autor des Buches „<text:span text:style-name="T6">Der Herr der Ringe</text:span>“ als Ergebnis liefert, nämlich J.R.R. Tolkien.</text:p>
      <text:p text:style-name="P19">Dieses Ergebnis wird dann für die <text:span text:style-name="T2">äußere</text:span> Select-Abfrage verwendet.</text:p>
      <text:p text:style-name="P18"/>
      <text:p text:style-name="P18"/>
      <text:p text:style-name="P22"/>
      <text:p text:style-name="P22"><draw:frame text:anchor-type="paragraph" draw:z-index="0" draw:name="Form1" draw:style-name="gr1" draw:text-style-name="P24" svg:width="1.795cm" svg:height="0.63cm" svg:x="15.171cm" svg:y="0.213cm"><draw:image xlink:href="Pictures/10000000000000580000001F196641809BB809C4.png" xlink:type="simple" xlink:show="embed" xlink:actuate="onLoad" loext:mime-type="image/png"><text:p/></draw:image></draw:frame></text:p>
      <text:p text:style-name="P20"><text:span text:style-name="T7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9">pothmann.de</text:span></text:a><text:span text:style-name="T9">, </text:span><text:span text:style-name="T10">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1">Ju</text:span><text:span text:style-name="T12">l</text:span><text:span text:style-name="T11">i</text:span><text:span text:style-name="T13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0T22:40:18.186000000</dc:date>
    <meta:editing-duration>PT9H32M13S</meta:editing-duration>
    <meta:editing-cycles>98</meta:editing-cycles>
    <meta:generator>LibreOffice/6.2.5.2$Windows_X86_64 LibreOffice_project/1ec314fa52f458adc18c4f025c545a4e8b22c159</meta:generator>
    <meta:document-statistic meta:table-count="2" meta:image-count="0" meta:object-count="0" meta:page-count="1" meta:paragraph-count="40" meta:word-count="252" meta:character-count="1717" meta:non-whitespace-character-count="1499"/>
  </office:meta>
</office:document-meta>
</file>